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10000000F0000000CD01212CF7B63B3F2.png" manifest:media-type="image/png"/>
  <manifest:file-entry manifest:full-path="Pictures/10000001000000080000000A2FD4A1A396F1EBAD.png" manifest:media-type="image/png"/>
  <manifest:file-entry manifest:full-path="Pictures/10000001000000100000000C4D1D66113988B8C9.png" manifest:media-type="image/png"/>
  <manifest:file-entry manifest:full-path="Pictures/100008E90000019E0000013F7999675A830F44E5.svg" manifest:media-type="image/svg+xml"/>
  <manifest:file-entry manifest:full-path="Pictures/10001069000001A100000169F1A9292972DE1AC7.svg" manifest:media-type="image/svg+xml"/>
  <manifest:file-entry manifest:full-path="Pictures/10000001000000100000000CE739B96CD2A2591B.png" manifest:media-type="image/png"/>
  <manifest:file-entry manifest:full-path="Pictures/10000788000001960000013FAF2DC4E80D705F81.svg" manifest:media-type="image/svg+xml"/>
  <manifest:file-entry manifest:full-path="Pictures/10000001000000100000000E12D503D650E35681.png" manifest:media-type="image/png"/>
  <manifest:file-entry manifest:full-path="Pictures/10000482000000E5000000EF74F332D98C100FE4.svg" manifest:media-type="image/svg+xml"/>
  <manifest:file-entry manifest:full-path="Pictures/10000001000000090000000930A61A9D0B33A6EB.png" manifest:media-type="image/png"/>
  <manifest:file-entry manifest:full-path="Pictures/100007CE000001A40000013F205A9AAFBC26A3DA.svg" manifest:media-type="image/svg+xml"/>
  <manifest:file-entry manifest:full-path="Pictures/100005CF000000D90000010175417777B5E7DE67.svg" manifest:media-type="image/svg+xml"/>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ec9ba4" draw:textarea-horizontal-align="justify" draw:textarea-vertical-align="middle" draw:auto-grow-height="false" fo:min-height="3.56cm" fo:min-width="0.77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3.03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0000" draw:fill-color="#b4c7dc" draw:textarea-horizontal-align="justify" draw:textarea-vertical-align="middle" draw:auto-grow-height="false" fo:min-height="4.222cm" fo:min-width="0.453cm"/>
    </style:style>
    <style:style style:name="gr5" style:family="graphic" style:parent-style-name="objectwithoutfill">
      <style:graphic-properties svg:stroke-color="#000000" draw:marker-end="Arrowheads_20_1"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1.585cm"/>
      <style:paragraph-properties style:writing-mode="lr-tb"/>
    </style:style>
    <style:style style:name="gr7" style:family="graphic" style:parent-style-name="objectwithoutfill">
      <style:graphic-properties svg:stroke-width="0.212cm" svg:stroke-color="#000000" draw:marker-start-width="0.517cm" draw:marker-end="Arrowheads_20_1" draw:marker-end-width="0.617cm" draw:fill="none" draw:textarea-vertical-align="middle" fo:padding-top="0.23cm" fo:padding-bottom="0.23cm" fo:padding-left="0.355cm" fo:padding-right="0.355cm"/>
    </style:style>
    <style:style style:name="gr8" style:family="graphic" style:parent-style-name="standard">
      <style:graphic-properties draw:fill="gradient" draw:fill-gradient-name="Gradient_20_7" draw:textarea-horizontal-align="justify" draw:textarea-vertical-align="middle" draw:auto-grow-height="false" fo:min-height="3.342cm" fo:min-width="1.296cm" draw:shadow="hidden"/>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3.274cm"/>
      <style:paragraph-properties style:writing-mode="lr-tb"/>
    </style:style>
    <style:style style:name="gr10" style:family="graphic" style:parent-style-name="standard">
      <style:graphic-properties draw:stroke="solid" svg:stroke-width="0.028cm" svg:stroke-color="#ff0000" draw:marker-start-width="0.183cm" draw:marker-end-width="0.183cm" draw:textarea-horizontal-align="center" draw:textarea-vertical-align="middle" fo:padding-top="0.14cm" fo:padding-bottom="0.14cm" fo:padding-left="0.265cm" fo:padding-right="0.265cm"/>
    </style:style>
    <style:style style:name="gr11" style:family="graphic" style:parent-style-name="objectwithoutfill">
      <style:graphic-properties svg:stroke-width="0.018cm" svg:stroke-color="#ff0000" draw:marker-start-width="0.226cm" draw:marker-end="Arrowheads_20_1" draw:marker-end-width="0.326cm" draw:fill="none" draw:textarea-vertical-align="middle" fo:padding-top="0.133cm" fo:padding-bottom="0.133cm" fo:padding-left="0.258cm" fo:padding-right="0.258cm"/>
    </style:style>
    <style:style style:name="gr12" style:family="graphic" style:parent-style-name="standard">
      <style:graphic-properties svg:stroke-color="#000000" draw:fill-color="#bf819e" draw:textarea-horizontal-align="justify" draw:textarea-vertical-align="middle" draw:auto-grow-height="false" fo:min-height="0.648cm" fo:min-width="1.072cm" draw:shadow="hidden"/>
    </style:style>
    <style:style style:name="gr13" style:family="graphic" style:parent-style-name="standard">
      <style:graphic-properties draw:stroke="none" svg:stroke-color="#000000" draw:fill="none" draw:fill-color="#ffffff" draw:textarea-horizontal-align="left" draw:auto-grow-height="true" draw:auto-grow-width="true" fo:min-height="1.423cm" fo:min-width="2.288cm"/>
      <style:paragraph-properties style:writing-mode="lr-tb"/>
    </style:style>
    <style:style style:name="P1" style:family="paragraph">
      <loext:graphic-properties draw:fill-color="#ec9ba4"/>
      <style:paragraph-properties fo:text-align="center"/>
    </style:style>
    <style:style style:name="P2" style:family="paragraph">
      <loext:graphic-properties draw:fill="none" draw:fill-color="#ffffff"/>
      <style:text-properties fo:font-style="italic" style:font-style-asian="italic" style:font-style-complex="italic"/>
    </style:style>
    <style:style style:name="P3" style:family="paragraph">
      <loext:graphic-properties draw:fill="none"/>
      <style:paragraph-properties fo:text-align="center"/>
    </style:style>
    <style:style style:name="P4" style:family="paragraph">
      <loext:graphic-properties draw:fill-color="#b4c7dc"/>
      <style:paragraph-properties fo:text-align="center"/>
    </style:style>
    <style:style style:name="P5" style:family="paragraph">
      <loext:graphic-properties draw:fill="gradient" draw:fill-gradient-name="Gradient_20_7"/>
      <style:paragraph-properties fo:text-align="center"/>
    </style:style>
    <style:style style:name="P6" style:family="paragraph">
      <style:paragraph-properties fo:text-align="center"/>
    </style:style>
    <style:style style:name="P7" style:family="paragraph">
      <loext:graphic-properties draw:fill="none" draw:fill-color="#ffffff"/>
      <style:paragraph-properties fo:text-align="center"/>
      <style:text-properties fo:font-style="italic" style:font-style-asian="italic" style:font-style-complex="italic"/>
    </style:style>
    <style:style style:name="P8" style:family="paragraph">
      <loext:graphic-properties draw:fill-color="#bf819e"/>
      <style:paragraph-properties fo:text-align="center"/>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1.27cm" svg:height="3.81cm" svg:x="8.167cm" svg:y="0.804cm">
          <text:p/>
          <draw:enhanced-geometry svg:viewBox="0 0 21600 21600" draw:type="rectangle" draw:enhanced-path="M 0 0 L 21600 0 21600 21600 0 21600 0 0 Z N"/>
        </draw:custom-shape>
        <draw:frame draw:style-name="gr2" draw:text-style-name="P2" draw:layer="layout" svg:width="3.533cm" svg:height="0.962cm" svg:x="7.115cm" svg:y="5.331cm">
          <draw:text-box>
            <text:p><text:span text:style-name="T1">Thin target</text:span></text:p>
          </draw:text-box>
        </draw:frame>
        <draw:frame draw:style-name="gr3" draw:text-style-name="P3" draw:layer="layout" svg:width="0.578cm" svg:height="0.445cm" svg:x="8.529cm" svg:y="0.183cm">
          <draw:image xlink:href="Pictures/100008E90000019E0000013F7999675A830F44E5.svg" xlink:type="simple" xlink:show="embed" xlink:actuate="onLoad" draw:mime-type="image/svg+xml">
            <text:p/>
          </draw:image>
          <draw:image xlink:href="Pictures/10000001000000100000000CE739B96CD2A2591B.png" xlink:type="simple" xlink:show="embed" xlink:actuate="onLoad" draw:mime-type="image/png"/>
          <svg:title>TexMaths</svg:title>
          <svg:desc>14§latex§N_2§svg§600§TRUE§</svg:desc>
        </draw:frame>
        <draw:custom-shape draw:style-name="gr4" draw:text-style-name="P4" draw:layer="layout" svg:width="0.952cm" svg:height="6.033cm" draw:transform="rotate (-1.5707963267949) translate (6.29cm 2.274cm)">
          <text:p/>
          <draw:enhanced-geometry svg:viewBox="0 0 88 21600" draw:glue-points="44 ?f6 44 0 0 10800 44 21600 88 10800" draw:text-areas="0 ?f6 88 ?f3" draw:type="can" draw:modifiers="1754.0603248259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3" draw:layer="layout" svg:width="0.567cm" svg:height="0.445cm" svg:x="2.986cm" svg:y="1.483cm">
          <draw:image xlink:href="Pictures/10000788000001960000013FAF2DC4E80D705F81.svg" xlink:type="simple" xlink:show="embed" xlink:actuate="onLoad" draw:mime-type="image/svg+xml">
            <text:p/>
          </draw:image>
          <draw:image xlink:href="Pictures/100000010000000F0000000CD01212CF7B63B3F2.png" xlink:type="simple" xlink:show="embed" xlink:actuate="onLoad" draw:mime-type="image/png"/>
          <svg:title>TexMaths</svg:title>
          <svg:desc>14§latex§N_1§svg§600§TRUE§</svg:desc>
        </draw:frame>
        <draw:line draw:style-name="gr5" draw:text-style-name="P3" draw:layer="layout" svg:x1="6.607cm" svg:y1="2.709cm" svg:x2="7.56cm" svg:y2="2.709cm">
          <text:p/>
        </draw:line>
        <draw:line draw:style-name="gr5" draw:text-style-name="P3" draw:layer="layout" svg:x1="6.607cm" svg:y1="2.309cm" svg:x2="7.56cm" svg:y2="2.309cm">
          <text:p/>
        </draw:line>
        <draw:line draw:style-name="gr5" draw:text-style-name="P3" draw:layer="layout" svg:x1="6.607cm" svg:y1="3.109cm" svg:x2="7.56cm" svg:y2="3.109cm">
          <text:p/>
        </draw:line>
        <draw:frame draw:style-name="gr3" draw:text-style-name="P3" draw:layer="layout" svg:width="0.319cm" svg:height="0.333cm" svg:x="1.762cm" svg:y="2.555cm">
          <draw:image xlink:href="Pictures/10000482000000E5000000EF74F332D98C100FE4.svg" xlink:type="simple" xlink:show="embed" xlink:actuate="onLoad" draw:mime-type="image/svg+xml">
            <text:p/>
          </draw:image>
          <draw:image xlink:href="Pictures/10000001000000090000000930A61A9D0B33A6EB.png" xlink:type="simple" xlink:show="embed" xlink:actuate="onLoad" draw:mime-type="image/png"/>
          <svg:title>TexMaths</svg:title>
          <svg:desc>14§latex§E§svg§600§TRUE§</svg:desc>
        </draw:frame>
        <draw:frame draw:style-name="gr6" draw:text-style-name="P2" draw:layer="layout" svg:width="2.085cm" svg:height="0.962cm" svg:x="2.116cm" svg:y="5.331cm">
          <draw:text-box>
            <text:p><text:span text:style-name="T1">beam</text:span></text:p>
          </draw:text-box>
        </draw:frame>
        <draw:line draw:style-name="gr7" draw:text-style-name="P3" draw:layer="layout" svg:x1="10.107cm" svg:y1="2.709cm" svg:x2="11.06cm" svg:y2="2.709cm">
          <text:p/>
        </draw:line>
        <draw:path draw:style-name="gr8" draw:text-style-name="P5" draw:layer="layout" svg:width="3.192cm" svg:height="4.834cm" draw:transform="skewX (-0.0818559419185341) rotate (-0.0343829862642882) translate (10.9842386565845cm 0.14999738196064cm)" svg:viewBox="0 0 3193 4835" svg:d="M2352 1796c248 411 458 842 611 1251 153 410 238 783 230 1082s-108 515-291 625c-183 109-443 108-740-2s-620-326-920-626-568-674-774-1084-341-842-413-1252c-68-411-72-785-17-1084 54-300 160-515 308-624 145-110 331-109 543 1 216 112 452 328 706 629 254 300 520 674 757 1084z">
          <text:p/>
        </draw:path>
        <draw:frame draw:style-name="gr9" draw:text-style-name="P7" draw:layer="layout" svg:width="3.774cm" svg:height="1.673cm" svg:x="11.316cm" svg:y="5.031cm">
          <draw:text-box>
            <text:p text:style-name="P6"><text:span text:style-name="T1">Compound </text:span></text:p>
            <text:p text:style-name="P6"><text:span text:style-name="T1">Nucleus</text:span></text:p>
          </draw:text-box>
        </draw:frame>
        <draw:frame draw:style-name="gr3" draw:text-style-name="P3" draw:layer="layout" svg:width="0.582cm" svg:height="0.504cm" svg:x="12.377cm" svg:y="2.366cm">
          <draw:image xlink:href="Pictures/10001069000001A100000169F1A9292972DE1AC7.svg" xlink:type="simple" xlink:show="embed" xlink:actuate="onLoad" draw:mime-type="image/svg+xml">
            <text:p/>
          </draw:image>
          <draw:image xlink:href="Pictures/10000001000000100000000E12D503D650E35681.png" xlink:type="simple" xlink:show="embed" xlink:actuate="onLoad" draw:mime-type="image/png"/>
          <svg:title>TexMaths</svg:title>
          <svg:desc>14§latex§N_3^*§svg§600§TRUE§</svg:desc>
        </draw:frame>
        <draw:line draw:style-name="gr7" draw:text-style-name="P3" draw:layer="layout" svg:x1="14.055cm" svg:y1="2.709cm" svg:x2="15.008cm" svg:y2="2.709cm">
          <text:p/>
        </draw:line>
        <draw:line draw:style-name="gr7" draw:text-style-name="P3" draw:layer="layout" svg:x1="15.203cm" svg:y1="2.709cm" svg:x2="16.156cm" svg:y2="2.709cm">
          <text:p/>
        </draw:line>
        <draw:line draw:style-name="gr7" draw:text-style-name="P3" draw:layer="layout" svg:x1="16.351cm" svg:y1="2.709cm" svg:x2="17.304cm" svg:y2="2.709cm">
          <text:p/>
        </draw:line>
        <draw:g>
          <draw:polyline draw:style-name="gr10" draw:text-style-name="P6" draw:layer="layout" svg:width="1.544cm" svg:height="0.149cm" draw:transform="skewX (0.351509311351658) rotate (0.791332282854229) translate (14.8198775164476cm 2.26435119718807cm)" svg:viewBox="0 0 1545 150" draw:points="0,75 3,87 5,98 8,109 11,119 13,128 16,136 19,142 21,146 24,149 27,150 29,149 32,146 35,142 37,136 40,128 43,119 45,109 48,98 51,87 53,75 56,63 59,52 61,41 64,31 67,22 69,14 72,8 74,4 77,1 80,0 82,1 85,4 88,8 90,14 93,22 96,31 99,41 101,52 104,63 107,75 109,87 112,98 115,109 117,119 120,128 123,136 125,142 128,146 131,149 133,150 136,149 139,146 141,142 144,136 147,128 149,119 152,109 155,98 157,87 160,75 162,63 165,52 168,41 170,31 173,22 176,14 178,8 181,4 184,1 186,0 189,1 192,4 194,8 197,14 200,22 202,31 205,41 208,52 210,63 213,75 216,87 218,98 221,109 224,119 226,128 229,136 232,142 234,146 237,149 240,150 242,149 245,146 248,142 250,136 253,128 256,119 258,109 261,98 264,87 266,75 269,63 272,52 274,41 277,31 280,22 282,14 285,8 288,4 290,1 293,0 296,1 298,4 301,8 304,14 306,22 309,31 312,41 314,52 317,63 320,75 322,87 325,98 328,109 330,119 333,128 336,136 338,142 341,146 344,149 346,150 349,149 352,146 354,142 357,136 360,128 362,119 365,109 368,98 370,87 373,75 376,63 378,52 381,41 384,31 386,22 389,14 391,8 394,4 397,1 399,0 402,1 405,4 407,8 410,14 413,22 415,31 418,41 421,52 424,63 426,75 429,87 432,98 434,109 437,119 440,128 442,136 445,142 448,146 450,149 453,150 456,149 458,146 461,142 464,136 466,128 469,119 472,109 474,98 477,87 479,75 482,63 485,52 487,41 490,31 493,22 495,14 498,8 501,4 503,1 506,0 509,1 511,4 514,8 517,14 519,22 522,31 525,41 527,52 530,63 533,75 535,87 538,98 541,109 543,119 546,128 549,136 551,142 554,146 557,149 559,150 562,149 565,146 567,142 570,136 573,128 575,119 578,109 581,98 583,87 586,75 589,63 591,52 594,41 597,31 599,22 602,14 605,8 607,4 610,1 613,0 615,1 618,4 621,8 623,14 626,22 629,31 631,41 634,52 637,63 639,75 642,87 645,98 647,109 650,119 653,128 655,136 658,142 661,146 663,149 666,150 669,149 671,146 674,142 677,136 679,128 682,119 685,109 687,98 690,87 693,75 695,63 698,52 701,41 703,31 706,22 708,14 711,8 714,4 716,1 719,0 722,1 724,4 727,8 730,14 732,22 735,31 738,41 740,52 743,63 746,75 749,87 751,98 754,109 757,119 759,128 762,136 765,142 767,146 770,149 773,150 775,149 778,146 781,142 783,136 786,128 788,119 791,109 794,98 796,87 799,75 802,63 804,52 807,41 810,31 812,22 815,14 818,8 820,4 823,1 826,0 828,1 831,4 834,8 836,14 839,22 842,31 844,41 847,52 850,63 852,75 855,87 858,98 860,109 863,119 866,128 868,136 871,142 874,146 876,149 879,150 882,149 884,146 887,142 890,136 892,128 895,119 898,109 900,98 903,87 906,75 908,63 911,52 914,41 916,31 919,22 922,14 924,8 927,4 930,1 932,0 935,1 938,4 940,8 943,14 946,22 948,31 951,41 954,52 956,63 959,75 962,87 964,98 967,109 970,119 972,128 975,136 978,142 980,146 983,149 986,150 988,149 991,146 994,142 996,136 999,128 1002,119 1004,109 1007,98 1010,87 1012,75 1015,63 1017,52 1020,41 1023,31 1025,22 1028,14 1031,8 1033,4 1036,1 1039,0 1041,1 1044,4 1047,8 1049,14 1052,22 1055,31 1057,41 1060,52 1063,63 1065,75 1068,87 1071,98 1073,109 1076,119 1079,128 1082,136 1084,142 1087,146 1090,149 1092,150 1095,149 1098,146 1100,142 1103,136 1105,128 1108,119 1111,109 1113,98 1116,87 1119,75 1121,63 1124,52 1127,41 1129,31 1132,22 1135,14 1137,8 1140,4 1143,1 1145,0 1148,1 1151,4 1153,8 1156,14 1159,22 1161,31 1164,41 1167,52 1169,63 1172,75 1175,87 1177,98 1180,109 1183,119 1185,128 1188,136 1191,142 1193,146 1196,149 1199,150 1201,149 1204,146 1207,142 1209,136 1212,128 1215,119 1217,109 1220,98 1223,87 1225,75 1228,63 1231,52 1233,41 1236,31 1239,22 1241,14 1244,8 1247,4 1249,1 1252,0 1254,1 1257,4 1260,8 1263,14 1265,22 1268,31 1271,41 1273,52 1276,63 1279,75 1281,87 1284,98 1287,109 1289,119 1292,128 1295,136 1297,142 1300,146 1303,149 1305,150 1308,149 1311,146 1313,142 1316,136 1319,128 1321,119 1324,109 1327,98 1329,87 1332,75 1334,63 1337,52 1340,41 1342,31 1345,22 1348,14 1350,8 1353,4 1356,1 1358,0 1361,1 1364,4 1366,8 1369,14 1372,22 1374,31 1377,41 1380,52 1382,63 1385,75 1388,87 1390,98 1393,109 1396,119 1398,128 1401,136 1404,142 1406,146 1409,149 1412,150 1414,149 1417,146 1420,142 1422,136 1425,128 1428,119 1430,109 1433,98 1436,87 1438,75 1441,63 1444,52 1446,41 1449,31 1452,22 1454,14 1457,8 1460,4 1462,1 1465,0 1468,1 1470,4 1473,8 1476,14 1478,22 1481,31 1484,41 1486,52 1489,63 1492,75 1494,87 1497,98 1500,109 1502,119 1505,128 1508,136 1510,142 1513,146 1516,149 1518,150 1521,149 1524,146 1526,142 1529,136 1532,128 1534,119 1537,109 1540,98 1542,87 1545,75">
            <text:p/>
          </draw:polyline>
          <draw:line draw:style-name="gr11" draw:text-style-name="P3" draw:layer="layout" svg:x1="15.91cm" svg:y1="1.303cm" svg:x2="16.227cm" svg:y2="0.986cm">
            <text:p/>
          </draw:line>
        </draw:g>
        <draw:g>
          <draw:polyline draw:style-name="gr10" draw:text-style-name="P6" draw:layer="layout" svg:width="0.882cm" svg:height="0.08cm" draw:transform="skewX (0.483456202802429) rotate (1.04073983296422) translate (16.5876666802412cm 2.02234960308824cm)" svg:viewBox="0 0 883 81" draw:points="0,40 2,47 3,53 5,58 6,64 8,69 9,73 11,76 12,79 14,80 15,81 17,80 18,79 20,76 21,73 23,69 24,64 26,58 27,53 29,47 30,40 32,34 33,28 35,22 36,17 38,12 39,8 41,4 42,2 44,0 45,0 47,0 49,2 50,4 52,8 53,12 55,17 56,22 58,28 59,34 61,40 62,47 64,53 66,58 67,64 69,69 70,73 72,76 73,79 75,80 76,81 78,80 79,79 81,76 82,73 84,69 85,64 87,58 88,53 90,47 91,40 93,34 94,28 96,22 97,17 99,12 100,8 102,4 103,2 105,0 106,0 108,0 109,2 111,4 112,8 114,12 116,17 117,22 119,28 120,34 122,40 123,47 125,53 126,58 128,64 129,69 131,73 133,76 134,79 136,80 137,81 139,80 140,79 142,76 143,73 145,69 146,64 148,58 149,53 151,47 152,40 154,34 155,28 157,22 158,17 160,12 161,8 163,4 164,2 166,0 167,0 169,0 170,2 172,4 173,8 175,12 176,17 178,22 180,28 181,34 183,40 184,47 186,53 187,58 189,64 190,69 192,73 193,76 195,79 196,80 198,81 200,80 201,79 203,76 204,73 206,69 207,64 209,58 210,53 212,47 213,40 215,34 216,28 218,22 219,17 221,12 222,8 224,4 225,2 227,0 228,0 230,0 231,2 233,4 234,8 236,12 237,17 239,22 240,28 242,34 243,40 245,47 247,53 248,58 250,64 251,69 253,73 254,76 256,79 257,80 259,81 260,80 262,79 263,76 265,73 266,69 268,64 269,58 271,53 272,47 274,40 275,34 277,28 278,22 280,17 281,12 283,8 284,5 286,2 287,0 289,0 290,0 292,2 294,5 295,8 297,12 298,17 300,22 301,28 303,34 304,40 306,47 307,53 309,58 311,64 312,69 314,73 315,76 317,79 318,80 320,81 321,80 323,79 324,76 326,73 327,69 329,64 330,58 332,53 333,47 335,40 336,34 338,28 339,22 341,17 342,12 344,8 345,5 347,2 348,1 350,0 351,1 353,2 354,5 356,8 357,12 359,17 361,22 362,28 364,34 365,40 367,47 368,53 370,59 371,64 373,69 374,73 376,76 378,79 379,80 381,81 382,80 384,79 385,76 387,73 388,69 390,64 391,59 393,53 394,47 396,40 397,34 399,28 400,22 402,17 403,12 405,8 406,5 408,2 409,1 411,0 412,1 414,2 415,5 417,8 418,12 420,17 421,22 423,28 425,34 426,40 428,47 429,53 431,59 432,64 434,69 435,73 437,76 438,79 440,80 441,81 443,80 445,79 446,76 448,73 449,69 451,64 452,59 454,53 455,47 457,40 458,34 459,28 461,22 462,17 464,12 465,8 467,5 469,2 470,1 472,0 473,1 475,2 476,5 478,8 479,12 481,17 482,22 484,28 485,34 487,40 488,47 490,53 492,59 493,64 495,69 496,73 498,76 499,79 501,80 502,81 504,80 505,79 507,76 508,73 510,69 511,64 513,59 514,53 516,47 517,40 519,34 520,28 522,22 523,17 525,12 526,8 528,5 529,2 531,1 532,0 534,1 535,2 537,5 539,8 540,12 542,17 543,22 545,28 546,34 548,40 549,47 551,53 552,59 554,64 556,69 557,73 559,76 560,79 562,80 563,81 565,80 566,79 568,76 569,73 571,69 572,64 574,59 575,53 577,47 578,40 580,34 581,28 583,22 584,17 586,12 587,8 589,5 590,2 592,1 593,0 595,1 596,2 598,5 599,8 601,12 602,17 604,22 606,28 607,34 609,40 610,47 612,53 613,59 615,64 616,69 618,73 620,76 621,79 623,80 624,81 626,80 627,79 629,76 630,73 632,69 633,64 635,59 636,53 638,47 639,40 641,34 642,28 644,22 645,17 647,12 648,8 650,5 651,2 653,1 654,0 656,1 657,2 659,5 660,8 662,12 663,17 665,22 666,28 668,34 670,40 671,47 673,53 674,59 676,64 677,69 679,73 680,76 682,79 683,80 685,81 686,80 688,79 689,76 691,73 693,69 694,64 696,59 697,53 698,47 700,41 701,34 703,28 704,22 706,17 707,12 709,8 710,5 712,2 713,1 715,0 717,1 718,2 720,5 721,8 723,12 724,17 726,22 727,28 729,34 730,41 732,47 734,53 735,59 737,64 738,69 740,73 741,76 743,79 744,80 746,81 747,80 749,79 750,76 752,73 753,69 755,64 756,59 758,53 759,47 761,41 762,34 764,28 765,22 767,17 768,12 770,8 771,5 773,2 774,1 776,0 777,1 779,2 780,5 782,8 784,12 785,17 787,22 788,28 790,34 791,41 793,47 794,53 796,59 797,64 799,69 801,73 802,76 804,79 805,80 807,81 808,80 810,79 811,76 813,73 814,69 816,64 817,59 819,53 820,47 822,41 823,34 825,28 826,22 828,17 829,12 831,8 832,5 834,2 835,1 837,0 838,1 840,2 841,5 843,8 844,12 846,17 848,22 849,28 851,34 852,41 854,47 855,53 857,59 858,64 860,69 861,73 863,76 865,79 866,80 868,81 869,80 871,79 872,76 874,73 875,69 877,64 878,59 880,53 881,47 883,41">
            <text:p/>
          </draw:polyline>
          <draw:line draw:style-name="gr11" draw:text-style-name="P3" draw:layer="layout" svg:x1="17.049cm" svg:y1="1.341cm" svg:x2="17.18cm" svg:y2="1.121cm">
            <text:p/>
          </draw:line>
        </draw:g>
        <draw:g>
          <draw:polyline draw:style-name="gr10" draw:text-style-name="P6" draw:layer="layout" svg:width="1.189cm" svg:height="0.118cm" draw:transform="skewX (0.331787090804122) rotate (-1.82229827200728) translate (16.3528597198119cm 3.21738111741917cm)" svg:viewBox="0 0 1190 119" draw:points="0,60 2,69 4,78 6,87 9,95 11,102 13,108 15,113 17,117 19,119 21,119 23,119 25,117 27,113 29,108 31,102 33,95 35,87 37,78 39,69 41,60 43,50 45,41 47,33 49,25 51,17 53,11 55,7 57,3 59,1 61,0 63,1 65,3 67,7 69,11 71,17 74,25 76,33 78,41 80,50 82,60 84,69 86,78 88,87 91,95 93,102 95,108 97,113 99,116 101,119 103,119 105,119 107,116 109,113 111,108 113,102 115,95 117,87 119,78 121,69 123,60 125,50 127,41 129,33 131,25 133,17 135,11 137,7 139,3 141,1 143,0 145,1 147,3 149,7 151,11 153,17 156,25 158,33 160,41 162,50 164,60 166,69 168,78 170,87 173,95 175,102 177,108 179,113 181,116 183,119 185,119 187,119 189,116 191,113 193,108 195,102 197,95 199,87 201,78 203,69 205,60 207,50 209,41 211,33 213,25 215,17 217,11 219,7 221,3 223,1 225,0 227,1 229,3 231,7 233,11 235,17 238,25 240,33 242,41 244,50 246,60 248,69 250,78 253,87 255,95 257,102 259,108 261,113 263,116 265,119 267,119 269,119 271,116 273,113 275,108 277,102 279,95 281,87 283,78 285,69 287,60 289,50 291,41 293,33 295,25 297,17 299,11 301,7 303,3 305,1 307,0 309,1 311,3 313,7 315,11 318,17 320,25 322,33 324,41 326,50 328,60 330,69 332,78 335,87 337,95 339,102 341,108 343,113 345,116 347,119 349,119 351,119 353,116 355,113 357,108 359,102 361,95 363,87 365,78 367,69 369,60 371,50 373,41 375,33 377,25 379,17 381,11 383,7 385,3 387,1 389,0 391,1 393,3 395,7 397,11 400,17 402,25 404,33 406,41 408,50 410,60 412,69 414,78 417,87 419,95 421,102 423,108 425,113 427,116 429,119 431,119 433,119 435,116 437,113 439,108 441,102 443,95 445,87 447,78 449,69 451,60 453,50 455,41 457,33 459,25 461,17 463,11 465,7 467,3 469,1 471,0 473,1 475,3 477,7 479,11 482,17 484,25 486,33 488,41 490,50 492,60 494,69 497,78 499,87 501,95 503,102 505,108 507,113 509,116 511,119 513,119 515,119 517,116 519,113 521,108 523,102 525,95 527,87 529,78 531,69 533,60 535,50 537,41 539,33 541,25 543,17 545,11 547,7 549,3 551,1 553,0 555,1 557,3 559,7 562,11 564,17 566,25 568,33 570,41 572,50 574,60 576,69 579,78 581,87 583,95 585,102 587,108 589,113 591,116 593,119 595,119 597,119 599,116 601,113 603,108 605,102 607,95 609,87 611,78 613,69 615,60 617,50 619,41 621,33 623,25 625,17 627,11 629,7 631,3 633,1 635,0 637,1 639,3 641,7 644,11 646,17 648,25 650,33 652,41 654,50 656,60 658,69 661,78 663,87 665,95 667,102 669,108 671,113 673,116 675,119 677,119 679,119 681,116 683,113 685,108 687,102 689,95 691,87 693,78 695,69 697,60 699,50 701,41 703,33 705,25 707,17 709,11 711,7 713,3 715,1 717,0 719,1 721,3 724,7 726,11 728,17 730,25 732,33 734,41 736,50 738,60 740,69 743,78 745,87 747,95 749,102 751,108 753,113 755,116 757,119 759,119 761,119 763,116 765,113 768,108 769,102 771,95 773,87 775,78 777,69 779,60 781,50 783,41 785,33 787,25 789,17 791,11 793,7 795,3 797,1 799,0 801,1 803,3 806,7 808,11 810,17 812,25 814,33 816,41 818,50 820,60 823,69 825,78 827,87 829,95 831,102 833,108 835,113 837,116 839,119 841,119 843,119 846,116 848,113 850,108 852,102 854,95 855,87 857,78 859,69 861,60 863,50 865,41 867,33 869,24 871,17 873,11 875,7 877,3 879,1 881,0 883,1 885,3 888,7 890,11 892,17 894,24 896,33 898,41 900,50 902,60 905,69 907,78 909,87 911,95 913,102 915,108 917,113 919,116 921,119 923,119 926,119 928,116 930,113 932,108 934,102 936,95 938,87 940,78 941,69 943,60 945,50 947,41 949,33 951,24 953,17 955,11 957,7 959,3 961,1 963,0 965,1 968,3 970,7 972,11 974,17 976,24 978,33 980,41 982,50 984,60 987,69 989,78 991,87 993,95 995,102 997,108 999,113 1001,116 1003,119 1006,119 1008,119 1010,116 1012,113 1014,108 1016,102 1018,95 1020,87 1022,78 1024,69 1025,60 1027,50 1029,41 1031,33 1033,24 1035,17 1037,11 1039,7 1041,3 1043,1 1045,0 1047,1 1050,3 1052,7 1054,11 1056,17 1058,24 1060,33 1062,41 1064,50 1066,60 1069,69 1071,78 1073,87 1075,95 1077,102 1079,108 1081,113 1083,116 1086,119 1088,119 1090,119 1092,116 1094,113 1096,108 1098,102 1100,95 1102,87 1104,78 1106,69 1108,60 1109,50 1111,41 1113,33 1115,24 1117,17 1119,11 1121,7 1123,3 1125,1 1127,0 1130,1 1132,3 1134,7 1136,11 1138,17 1140,24 1142,33 1144,41 1146,50 1149,60 1151,69 1153,78 1155,87 1157,95 1159,102 1161,108 1163,113 1165,116 1168,119 1170,119 1172,119 1174,116 1176,113 1178,108 1180,102 1182,95 1184,87 1186,78 1188,69 1190,60">
            <text:p/>
          </draw:polyline>
          <draw:line draw:style-name="gr11" draw:text-style-name="P3" draw:layer="layout" svg:x1="15.998cm" svg:y1="4.28cm" svg:x2="15.91cm" svg:y2="4.614cm">
            <text:p/>
          </draw:line>
        </draw:g>
        <draw:path draw:style-name="gr12" draw:text-style-name="P8" draw:layer="layout" svg:width="2.211cm" svg:height="1.322cm" svg:x="17.497cm" svg:y="2.074cm" svg:viewBox="0 0 2212 1323" svg:d="M2210 821c-11 88-70 168-172 241-103 74-245 137-414 184-170 47-361 77-556 77-196 0-387-30-555-95s-306-165-396-286c-91-121-130-261-113-396 17-136 89-261 207-358 117-94 275-157 454-179 178-21 372-4 562 44 189 48 366 125 519 212 153 88 277 182 357 280 82 94 118 188 107 276z">
          <text:p/>
        </draw:path>
        <draw:frame draw:style-name="gr3" draw:text-style-name="P3" draw:layer="layout" svg:width="0.587cm" svg:height="0.445cm" svg:x="18.292cm" svg:y="1.552cm">
          <draw:image xlink:href="Pictures/100007CE000001A40000013F205A9AAFBC26A3DA.svg" xlink:type="simple" xlink:show="embed" xlink:actuate="onLoad" draw:mime-type="image/svg+xml">
            <text:p/>
          </draw:image>
          <draw:image xlink:href="Pictures/10000001000000100000000C4D1D66113988B8C9.png" xlink:type="simple" xlink:show="embed" xlink:actuate="onLoad" draw:mime-type="image/png"/>
          <svg:title>TexMaths</svg:title>
          <svg:desc>14§latex§N_4§svg§600§TRUE§</svg:desc>
        </draw:frame>
        <draw:frame draw:style-name="gr13" draw:text-style-name="P7" draw:layer="layout" svg:width="2.788cm" svg:height="1.673cm" svg:x="17.216cm" svg:y="5.032cm">
          <draw:text-box>
            <text:p text:style-name="P6"><text:span text:style-name="T1">Triaxial </text:span></text:p>
            <text:p text:style-name="P6"><text:span text:style-name="T1">Nucleus</text:span></text:p>
          </draw:text-box>
        </draw:frame>
        <draw:frame draw:style-name="gr3" draw:text-style-name="P3" draw:layer="layout" svg:width="0.302cm" svg:height="0.358cm" svg:x="16.193cm" svg:y="0.653cm">
          <draw:image xlink:href="Pictures/100005CF000000D90000010175417777B5E7DE67.svg" xlink:type="simple" xlink:show="embed" xlink:actuate="onLoad" draw:mime-type="image/svg+xml">
            <text:p/>
          </draw:image>
          <draw:image xlink:href="Pictures/10000001000000080000000A2FD4A1A396F1EBAD.png" xlink:type="simple" xlink:show="embed" xlink:actuate="onLoad" draw:mime-type="image/png"/>
          <svg:title>TexMaths</svg:title>
          <svg:desc>14§latex§\gamma§svg§600§TRUE§</svg:desc>
        </draw:frame>
        <draw:frame draw:style-name="gr3" draw:text-style-name="P3" draw:layer="layout" svg:width="0.302cm" svg:height="0.358cm" svg:x="17.193cm" svg:y="0.953cm">
          <draw:image xlink:href="Pictures/100005CF000000D90000010175417777B5E7DE67.svg" xlink:type="simple" xlink:show="embed" xlink:actuate="onLoad" draw:mime-type="image/svg+xml">
            <text:p/>
          </draw:image>
          <draw:image xlink:href="Pictures/10000001000000080000000A2FD4A1A396F1EBAD.png" xlink:type="simple" xlink:show="embed" xlink:actuate="onLoad" draw:mime-type="image/png"/>
          <svg:title>TexMaths</svg:title>
          <svg:desc>14§latex§\gamma§svg§600§TRUE§</svg:desc>
        </draw:frame>
        <draw:frame draw:style-name="gr3" draw:text-style-name="P3" draw:layer="layout" svg:width="0.302cm" svg:height="0.358cm" svg:x="15.493cm" svg:y="4.553cm">
          <draw:image xlink:href="Pictures/100005CF000000D90000010175417777B5E7DE67.svg" xlink:type="simple" xlink:show="embed" xlink:actuate="onLoad" draw:mime-type="image/svg+xml">
            <text:p/>
          </draw:image>
          <draw:image xlink:href="Pictures/10000001000000080000000A2FD4A1A396F1EBAD.png" xlink:type="simple" xlink:show="embed" xlink:actuate="onLoad" draw:mime-type="image/png"/>
          <svg:title>TexMaths</svg:title>
          <svg:desc>14§latex§\gamma§svg§600§TRUE§</svg:desc>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radial" draw:cx="50%" draw:cy="50%" draw:start-color="#00a933" draw:end-color="#bbe33d" draw:start-intensity="100%" draw:end-intensity="100%"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0.32cm" fo:page-height="6.85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5-11T14:48:49.770000000</meta:creation-date>
    <dc:date>2023-05-12T14:09:44.784000000</dc:date>
    <meta:editing-duration>PT1H1M13S</meta:editing-duration>
    <meta:editing-cycles>6</meta:editing-cycles>
    <meta:generator>LibreOffice/7.5.3.2$Windows_X86_64 LibreOffice_project/9f56dff12ba03b9acd7730a5a481eea045e468f3</meta:generator>
    <meta:document-statistic meta:object-count="32"/>
  </office:meta>
</office:document-meta>
</file>